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4.167cm" fo:min-width="3.409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28cm" svg:stroke-color="#000000" draw:marker-start-width="0.242cm" draw:marker-end-width="0.242cm" draw:fill-color="#ffffff" draw:textarea-horizontal-align="justify" draw:textarea-vertical-align="middle" draw:auto-grow-height="false" fo:min-height="4.167cm" fo:min-width="0.09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5.183cm" fo:min-width="4.425cm" fo:padding-top="0.139cm" fo:padding-bottom="0.139cm" fo:padding-left="0.264cm" fo:padding-right="0.264cm"/>
    </style:style>
    <style:style style:name="gr5" style:family="graphic" style:parent-style-name="standard">
      <style:graphic-properties draw:stroke="solid" draw:stroke-dash="Ultrafine_20_Dashed" svg:stroke-color="#ffffff" draw:marker-start="Arrow" draw:marker-end="" draw:fill-color="#ffffff" draw:textarea-horizontal-align="justify" draw:textarea-vertical-align="middle" draw:auto-grow-height="false" fo:min-height="0.48cm" fo:min-width="1.198cm"/>
    </style:style>
    <style:style style:name="gr6" style:family="graphic" style:parent-style-name="standard">
      <style:graphic-properties draw:stroke="solid" draw:stroke-dash="Ultrafine_20_Dashed" svg:stroke-color="#ffffff" draw:marker-start="Arrow" draw:marker-end="" draw:fill-color="#ffffff" draw:textarea-horizontal-align="justify" draw:textarea-vertical-align="middle" draw:auto-grow-height="false" fo:min-height="0.48cm" fo:min-width="0.261cm"/>
    </style:style>
    <style:style style:name="gr7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draw:stroke-dash="Ultrafine_20_Dashed"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Dashed" svg:stroke-color="#ffffff" draw:marker-start="Arrow" draw:marker-end="" draw:fill-color="#ffffff" draw:textarea-horizontal-align="justify" draw:textarea-vertical-align="middle" draw:auto-grow-height="false" fo:min-height="0.547cm" fo:min-width="0.246cm"/>
    </style:style>
    <style:style style:name="gr10" style:family="graphic" style:parent-style-name="standard">
      <style:graphic-properties draw:stroke="none" svg:stroke-width="0.028cm" svg:stroke-color="#000000" draw:marker-start-width="0.242cm" draw:marker-end-width="0.242cm" draw:fill-color="#ffffff" draw:textarea-horizontal-align="justify" draw:textarea-vertical-align="middle" draw:auto-grow-height="false" fo:min-height="2.008cm" fo:min-width="0.361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width="0.028cm" svg:stroke-color="#000000" draw:marker-start-width="0.242cm" draw:marker-end-width="0.242cm" draw:fill-color="#ffffff" draw:textarea-horizontal-align="justify" draw:textarea-vertical-align="middle" draw:auto-grow-height="false" fo:min-height="0.945cm" fo:min-width="3.409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5" style:family="paragraph">
      <loext:graphic-properties draw:fill-color="#ffffff"/>
      <style:paragraph-properties fo:text-align="center"/>
      <style:text-properties style:font-name="Verdana" fo:font-size="18pt" fo:font-weight="normal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  <style:text-properties style:font-name="Verdana" fo:font-size="18pt" fo:font-weight="normal"/>
    </style:style>
    <style:style style:name="P7" style:family="paragraph">
      <loext:graphic-properties draw:fill-color="#ffffff"/>
      <style:paragraph-properties fo:text-align="center"/>
      <style:text-properties style:font-name="Verdana" fo:font-size="18pt" fo:font-weight="normal"/>
    </style:style>
    <style:style style:name="P8" style:family="paragraph">
      <loext:graphic-properties draw:fill-color="#ffffff"/>
      <style:paragraph-properties fo:text-align="center"/>
      <style:text-properties style:font-name="Verdana" fo:font-size="18pt" fo:font-weight="normal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style:font-name="Verdan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Verdana" fo:font-size="18pt" fo:font-weight="normal" style:font-size-asian="22pt" style:font-weight-asian="bold" style:font-size-complex="22pt" style:font-weight-complex="bold"/>
    </style:style>
    <style:style style:name="T4" style:family="text">
      <style:text-properties style:font-name="Verdana" fo:font-size="18pt" fo:font-weight="normal"/>
    </style:style>
    <style:style style:name="T5" style:family="text">
      <style:text-properties style:font-name="Verdana" fo:font-size="18pt" fo:font-weight="normal" style:font-weight-asian="bold" style:font-weight-complex="bold"/>
    </style:style>
    <style:style style:name="T6" style:family="text">
      <style:text-properties style:font-name="Verdana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4.445cm" svg:x="8.396cm" svg:y="5.953cm">
          <text:p text:style-name="P1"><text:span text:style-name="T1"/></text:p>
          <text:p text:style-name="P1"><text:span text:style-name="T1">Add 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933cm" svg:y1="8.175cm" svg:x2="8.396cm" svg:y2="8.175cm" draw:start-shape="id1" draw:start-glue-point="1" draw:end-shape="id2" draw:end-glue-point="3" svg:d="M5933 8175h2463" svg:viewBox="0 0 2464 1">
          <text:p/>
        </draw:connector>
        <draw:custom-shape draw:style-name="gr3" draw:text-style-name="P4" xml:id="id1" draw:id="id1" draw:layer="layout" svg:width="0.62cm" svg:height="4.445cm" svg:x="5.313cm" svg:y="5.953cm">
          <text:p text:style-name="P1"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4.953cm" svg:height="5.461cm" svg:x="14.857cm" svg:y="5.445cm">
          <text:p text:style-name="P1"><text:span text:style-name="T1">Compare to 5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698cm" svg:height="0.73cm" svg:x="17.985cm" svg:y="7.463cm">
          <text:p text:style-name="P1"><text:span text:style-name="T3">L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698cm" svg:height="0.73cm" svg:x="17.985cm" svg:y="9.463cm">
          <text:p text:style-name="P1"><text:span text:style-name="T3">M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" draw:id="id3" draw:layer="layout" svg:width="0.761cm" svg:height="0.73cm" svg:x="14.983cm" svg:y="9.926cm">
          <text:p text:style-name="P1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7.963cm" svg:y1="9.997cm" svg:x2="15.744cm" svg:y2="10.291cm" draw:end-shape="id3" draw:end-glue-point="1" svg:d="M17963 9997l-2219 294" svg:viewBox="0 0 2220 295">
          <text:p/>
        </draw:connector>
        <draw:custom-shape draw:style-name="gr6" draw:text-style-name="P5" xml:id="id4" draw:id="id4" draw:layer="layout" svg:width="0.761cm" svg:height="0.73cm" svg:x="14.984cm" svg:y="8.978cm">
          <text:p text:style-name="P1"><text:span text:style-name="T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7.984cm" svg:y1="9.643cm" svg:x2="15.745cm" svg:y2="9.343cm" draw:end-shape="id4" svg:d="M17984 9643l-2239-300" svg:viewBox="0 0 2240 301">
          <text:p/>
        </draw:connector>
        <draw:custom-shape draw:style-name="gr6" draw:text-style-name="P5" xml:id="id5" draw:id="id5" draw:layer="layout" svg:width="0.761cm" svg:height="0.73cm" svg:x="14.984cm" svg:y="6.978cm">
          <text:p text:style-name="P1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7.984cm" svg:y1="7.643cm" svg:x2="15.745cm" svg:y2="7.343cm" draw:end-shape="id5" draw:end-glue-point="1" svg:d="M17984 7643l-2239-300" svg:viewBox="0 0 2240 301">
          <text:p/>
        </draw:connector>
        <draw:custom-shape draw:style-name="gr6" draw:text-style-name="P5" xml:id="id6" draw:id="id6" draw:layer="layout" svg:width="0.761cm" svg:height="0.73cm" svg:x="14.984cm" svg:y="7.951cm">
          <text:p text:style-name="P1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17.964cm" svg:y1="8.022cm" svg:x2="15.745cm" svg:y2="8.316cm" draw:end-shape="id6" draw:end-glue-point="1" svg:d="M17964 8022l-2219 294" svg:viewBox="0 0 2220 295">
          <text:p/>
        </draw:connector>
        <draw:custom-shape draw:style-name="gr1" draw:text-style-name="P2" xml:id="id12" draw:id="id12" draw:layer="layout" svg:width="3.937cm" svg:height="4.445cm" svg:x="8.403cm" svg:y="10.953cm">
          <text:p text:style-name="P1"><text:span text:style-name="T1"/></text:p>
          <text:p text:style-name="P1"><text:span text:style-name="T1">Sub 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curve" svg:x1="11.672cm" svg:y1="13.893cm" svg:x2="11.672cm" svg:y2="13.893cm" draw:start-shape="id7" draw:start-glue-point="2" draw:end-shape="id7" draw:end-glue-point="2" svg:d="M11672 13893z" svg:viewBox="0 0 1 1">
          <text:p/>
        </draw:connector>
        <draw:custom-shape draw:style-name="gr6" draw:text-style-name="P7" xml:id="id7" draw:id="id7" draw:layer="layout" svg:width="0.761cm" svg:height="0.73cm" svg:x="11.292cm" svg:y="13.163cm">
          <text:p text:style-name="P1"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8" draw:id="id8" draw:layer="layout" svg:width="0.761cm" svg:height="0.73cm" svg:x="9.992cm" svg:y="11.863cm">
          <text:p text:style-name="P1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9" draw:id="id9" draw:layer="layout" svg:width="0.761cm" svg:height="0.73cm" svg:x="9.992cm" svg:y="14.463cm">
          <text:p text:style-name="P1"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curve" svg:x1="10.753cm" svg:y1="12.228cm" svg:x2="11.672cm" svg:y2="13.163cm" draw:start-shape="id8" draw:start-glue-point="1" draw:end-shape="id7" draw:end-glue-point="0" svg:d="M10753 12228c613 0 919 311 919 935" svg:viewBox="0 0 920 936">
          <text:p/>
        </draw:connector>
        <draw:custom-shape draw:style-name="gr6" draw:text-style-name="P8" xml:id="id10" draw:id="id10" draw:layer="layout" svg:width="0.761cm" svg:height="0.73cm" svg:x="8.692cm" svg:y="13.163cm">
          <text:p text:style-name="P1"><text:span text:style-name="T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746cm" svg:height="0.797cm" svg:x="10.001cm" svg:y="13.132cm">
          <text:p text:style-name="P1"><text:span text:style-name="T6">N⊖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curve" svg:x1="11.672cm" svg:y1="13.893cm" svg:x2="10.753cm" svg:y2="14.828cm" draw:start-shape="id7" draw:end-shape="id9" draw:end-glue-point="1" svg:d="M11672 13893c0 624-306 935-919 935" svg:viewBox="0 0 920 936">
          <text:p/>
        </draw:connector>
        <draw:connector draw:style-name="gr8" draw:text-style-name="P6" draw:layer="layout" draw:type="curve" svg:x1="9.072cm" svg:y1="13.163cm" svg:x2="9.992cm" svg:y2="12.228cm" draw:start-shape="id10" draw:start-glue-point="0" draw:end-shape="id8" svg:d="M9072 13163c0-624 306-935 920-935" svg:viewBox="0 0 921 936">
          <text:p/>
        </draw:connector>
        <draw:connector draw:style-name="gr8" draw:text-style-name="P6" draw:layer="layout" draw:type="curve" svg:x1="9.992cm" svg:y1="14.828cm" svg:x2="9.072cm" svg:y2="13.893cm" draw:start-shape="id9" draw:start-glue-point="3" draw:end-shape="id10" draw:end-glue-point="2" svg:d="M9992 14828c-614 0-920-311-920-935" svg:viewBox="0 0 921 936">
          <text:p/>
        </draw:connector>
        <draw:connector draw:style-name="gr2" draw:text-style-name="P3" draw:layer="layout" draw:type="line" svg:x1="5.94cm" svg:y1="13.175cm" svg:x2="8.403cm" svg:y2="13.175cm" draw:start-shape="id11" draw:start-glue-point="1" draw:end-shape="id12" draw:end-glue-point="3" svg:d="M5940 13175h2463" svg:viewBox="0 0 2464 1">
          <text:p/>
        </draw:connector>
        <draw:custom-shape draw:style-name="gr3" draw:text-style-name="P4" xml:id="id11" draw:id="id11" draw:layer="layout" svg:width="0.62cm" svg:height="4.445cm" svg:x="5.32cm" svg:y="10.953cm">
          <text:p text:style-name="P1"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curve" svg:x1="10.751cm" svg:y1="9.804cm" svg:x2="11.67cm" svg:y2="8.869cm" draw:start-shape="id13" draw:start-glue-point="1" draw:end-shape="id14" draw:end-glue-point="2" svg:d="M10751 9804c613 0 919-311 919-935" svg:viewBox="0 0 920 936">
          <text:p/>
        </draw:connector>
        <draw:custom-shape draw:style-name="gr6" draw:text-style-name="P7" xml:id="id14" draw:id="id14" draw:layer="layout" svg:width="0.761cm" svg:height="0.73cm" svg:x="11.29cm" svg:y="8.139cm">
          <text:p text:style-name="P1"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5" draw:id="id15" draw:layer="layout" svg:width="0.761cm" svg:height="0.73cm" svg:x="9.99cm" svg:y="6.839cm">
          <text:p text:style-name="P1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3" draw:id="id13" draw:layer="layout" svg:width="0.761cm" svg:height="0.73cm" svg:x="9.99cm" svg:y="9.439cm">
          <text:p text:style-name="P1"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curve" svg:x1="11.67cm" svg:y1="8.139cm" svg:x2="10.751cm" svg:y2="7.204cm" draw:start-shape="id14" draw:start-glue-point="0" draw:end-shape="id15" draw:end-glue-point="1" svg:d="M11670 8139c0-624-306-935-919-935" svg:viewBox="0 0 920 936">
          <text:p/>
        </draw:connector>
        <draw:custom-shape draw:style-name="gr6" draw:text-style-name="P8" xml:id="id16" draw:id="id16" draw:layer="layout" svg:width="0.761cm" svg:height="0.73cm" svg:x="8.69cm" svg:y="8.139cm">
          <text:p text:style-name="P1"><text:span text:style-name="T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curve" svg:x1="9.99cm" svg:y1="7.204cm" svg:x2="9.07cm" svg:y2="8.139cm" draw:start-shape="id15" draw:start-glue-point="3" draw:end-shape="id16" svg:d="M9990 7204c-614 0-920 311-920 935" svg:viewBox="0 0 921 936">
          <text:p/>
        </draw:connector>
        <draw:connector draw:style-name="gr8" draw:text-style-name="P6" draw:layer="layout" draw:type="curve" svg:x1="9.07cm" svg:y1="8.869cm" svg:x2="9.99cm" svg:y2="9.804cm" draw:start-shape="id16" draw:start-glue-point="2" draw:end-shape="id13" draw:end-glue-point="3" svg:d="M9070 8869c0 624 306 935 920 935" svg:viewBox="0 0 921 936">
          <text:p/>
        </draw:connector>
        <draw:custom-shape draw:style-name="gr9" draw:text-style-name="P9" draw:layer="layout" svg:width="0.746cm" svg:height="0.797cm" svg:x="9.999cm" svg:y="8.108cm">
          <text:p text:style-name="P1"><text:span text:style-name="T6">N⊕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2.333cm" svg:y1="8.175cm" svg:x2="14.857cm" svg:y2="8.175cm" draw:start-shape="id2" draw:start-glue-point="1" draw:end-shape="id17" draw:end-glue-point="3" svg:d="M12333 8175h2524" svg:viewBox="0 0 2525 1">
          <text:p/>
        </draw:connector>
        <draw:custom-shape draw:style-name="gr10" draw:text-style-name="P4" xml:id="id18" draw:id="id18" draw:layer="layout" svg:width="0.889cm" svg:height="2.286cm" svg:x="5.22cm" svg:y="2.905cm">
          <text:p text:style-name="P1"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109cm" svg:y1="4.048cm" svg:x2="17.333cm" svg:y2="5.445cm" draw:start-shape="id18" draw:start-glue-point="1" draw:end-shape="id17" draw:end-glue-point="0" svg:d="M6109 4048h11224v1397" svg:viewBox="0 0 11225 1398">
          <text:p/>
        </draw:connector>
        <draw:connector draw:style-name="gr2" draw:text-style-name="P3" draw:layer="layout" svg:x1="12.34cm" svg:y1="13.175cm" svg:x2="17.333cm" svg:y2="10.906cm" draw:start-shape="id12" draw:start-glue-point="1" draw:end-shape="id17" draw:end-glue-point="2" svg:d="M12340 13175h4993v-2269" svg:viewBox="0 0 4994 2270">
          <text:p/>
        </draw:connector>
        <draw:custom-shape draw:style-name="gr11" draw:text-style-name="P2" draw:layer="layout" svg:width="3.937cm" svg:height="1.223cm" svg:x="0.006cm" svg:y="3.363cm">
          <text:p text:style-name="P1"><text:span text:style-name="T1">Simp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937cm" svg:height="1.223cm" svg:x="0.006cm" svg:y="7.564cm">
          <text:p text:style-name="P1"><text:span text:style-name="T1">Chained</text:span></text:p>
          <text:p text:style-name="P1"><text:span text:style-name="T1">addi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937cm" svg:height="1.223cm" draw:transform="skewX (-0.00575958653158129) rotate (-0.00575958653158117) translate (0.018cm 12.553cm)">
          <text:p text:style-name="P1"><text:span text:style-name="T1">Chained</text:span></text:p>
          <text:p text:style-name="P1"><text:span text:style-name="T1">subtra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937cm" svg:height="1.223cm" svg:x="3.706cm" svg:y="1.464cm">
          <text:p text:style-name="P1"><text:span text:style-name="T1">Stimulus</text:span></text:p>
          <text:p text:style-name="P1"><text:span text:style-name="T7">(29 ms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22:33:15.874713636</meta:creation-date>
    <dc:date>2020-07-16T18:04:35.428734828</dc:date>
    <meta:editing-duration>PT4H17M12S</meta:editing-duration>
    <meta:editing-cycles>3</meta:editing-cycles>
    <meta:generator>LibreOffice/5.1.6.2$Linux_X86_64 LibreOffice_project/10m0$Build-2</meta:generator>
    <meta:document-statistic meta:object-count="44"/>
  </office:meta>
</office:document-meta>
</file>